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f0a" officeooo:paragraph-rsid="00047f0a"/>
    </style:style>
    <style:style style:name="P2" style:family="paragraph" style:parent-style-name="Standard">
      <style:text-properties officeooo:rsid="00097125" officeooo:paragraph-rsid="00097125"/>
    </style:style>
    <style:style style:name="P3" style:family="paragraph" style:parent-style-name="Standard">
      <style:text-properties officeooo:rsid="000d7ca9" officeooo:paragraph-rsid="000d7ca9"/>
    </style:style>
    <style:style style:name="P4" style:family="paragraph" style:parent-style-name="Standard">
      <style:text-properties officeooo:rsid="000f38fd" officeooo:paragraph-rsid="000f38fd"/>
    </style:style>
    <style:style style:name="P5" style:family="paragraph" style:parent-style-name="Standard">
      <style:text-properties officeooo:rsid="0011eacc" officeooo:paragraph-rsid="0011eacc"/>
    </style:style>
    <style:style style:name="P6" style:family="paragraph" style:parent-style-name="Standard">
      <style:text-properties officeooo:rsid="00135da3" officeooo:paragraph-rsid="00135da3"/>
    </style:style>
    <style:style style:name="P7" style:family="paragraph" style:parent-style-name="Standard">
      <style:text-properties officeooo:rsid="00047f0a" officeooo:paragraph-rsid="00047f0a"/>
    </style:style>
    <style:style style:name="P8" style:family="paragraph" style:parent-style-name="Standard">
      <style:text-properties officeooo:rsid="00065c29" officeooo:paragraph-rsid="00065c29"/>
    </style:style>
    <style:style style:name="P9" style:family="paragraph" style:parent-style-name="Standard">
      <style:text-properties officeooo:rsid="0013a5eb" officeooo:paragraph-rsid="0013a5eb"/>
    </style:style>
    <style:style style:name="T1" style:family="text">
      <style:text-properties officeooo:rsid="0007ed57"/>
    </style:style>
    <style:style style:name="T2" style:family="text">
      <style:text-properties officeooo:rsid="0011a692"/>
    </style:style>
    <style:style style:name="T3" style:family="text">
      <style:text-properties officeooo:rsid="00135da3"/>
    </style:style>
    <style:style style:name="T4" style:family="text">
      <style:text-properties officeooo:rsid="0011ea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CE:</text:p>
      <text:p text:style-name="P1"/>
      <text:p text:style-name="P1">Tecnologie Usate:</text:p>
      <text:p text:style-name="P1"/>
      <text:p text:style-name="P1">-MD5 <text:s text:c="2"/><text:span text:style-name="T2">OK</text:span></text:p>
      <text:p text:style-name="P3"><text:a xlink:type="simple" xlink:href="https://it.wikipedia.org/wiki/MD5">https://it.wikipedia.org/wiki/MD5</text:a></text:p>
      <text:p text:style-name="P3"><text:a xlink:type="simple" xlink:href="https://fatmatt.wordpress.com/2007/09/16/algoritmo-md5-breve-descrizione-e-procedimento-matematico/">https://fatmatt.wordpress.com/2007/09/16/algoritmo-md5-breve-descrizione-e-procedimento-matematico/</text:a></text:p>
      <text:p text:style-name="P4"><text:a xlink:type="simple" xlink:href="https://it.wikipedia.org/wiki/Attacco_del_compleanno">https://it.wikipedia.org/wiki/Attacco_del_compleanno</text:a></text:p>
      <text:p text:style-name="P4"/>
      <text:p text:style-name="P3"/>
      <text:p text:style-name="P1">- OpenCL</text:p>
      <text:p text:style-name="P8"><text:a xlink:type="simple" xlink:href="https://developer.nvidia.com/opencl">https://developer.nvidia.com/opencl</text:a></text:p>
      <text:p text:style-name="P2">http://amd-dev.wpengine.netdna-cdn.com/wordpress/media/2013/01/Introduction_to_OpenCL_Programming-201005.pdf</text:p>
      <text:p text:style-name="P9"><text:a xlink:type="simple" xlink:href="http://www.ghostshark.it/cuda/02%20Architettura%20CUDA.pdf">http://www.ghostshark.it/cuda/02%20Architettura%20CUDA.pdf</text:a></text:p>
      <text:p text:style-name="P9">https://en.wikipedia.org/wiki/OpenCL</text:p>
      <text:p text:style-name="P9"/>
      <text:p text:style-name="P1">-Thread e Semafori</text:p>
      <text:p text:style-name="P5">t →<text:span text:style-name="T3">cap 4</text:span> William Stallings - Operating Systems: Internals and Design Principle</text:p>
      <text:p text:style-name="P6">s → cap 5 <text:span text:style-name="T4">William Stallings - Operating Systems: Internals and Design Principle</text:span></text:p>
      <text:p text:style-name="P1"/>
      <text:p text:style-name="P1"/>
      <text:p text:style-name="P1"/>
      <text:p text:style-name="P1">Codice Originale</text:p>
      <text:p text:style-name="P1"/>
      <text:p text:style-name="P1">-Presentazione</text:p>
      <text:p text:style-name="P1">- Prestazioni</text:p>
      <text:p text:style-name="P1"/>
      <text:p text:style-name="P1">Codice Thread – Semafori</text:p>
      <text:p text:style-name="P1"/>
      <text:p text:style-name="P1">- Cambiamenti</text:p>
      <text:p text:style-name="P1">-Prestazioni</text:p>
      <text:p text:style-name="P1"/>
      <text:p text:style-name="P1">Codice OpenCL</text:p>
      <text:p text:style-name="P1"/>
      <text:p text:style-name="P1">- Cambiamenti</text:p>
      <text:p text:style-name="P1">- Prestazioni</text:p>
      <text:p text:style-name="P1"/>
      <text:p text:style-name="P1">Conclusione <text:s text:c="5"/></text:p>
      <text:p text:style-name="P1"><text:s text:c="201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1:36:01.267351751</meta:creation-date>
    <dc:date>2016-11-16T11:50:51.252367540</dc:date>
    <meta:editing-duration>PT19H39M1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60" meta:character-count="2797" meta:non-whitespace-character-count="740"/>
  </office:meta>
</office:document-meta>
</file>